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5"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6" style:family="paragraph" style:parent-style-name="Standard">
      <style:paragraph-properties fo:margin-left="0in" fo:margin-right="0in" fo:orphans="2" fo:widows="2" fo:text-indent="0in" style:auto-text-indent="false"/>
      <style:text-properties style:font-name="Liberation Serif" fo:font-size="12pt" officeooo:paragraph-rsid="0029ad7f" style:font-size-asian="12pt" style:font-size-complex="12pt"/>
    </style:style>
    <style:style style:name="P7" style:family="paragraph" style:parent-style-name="Standard">
      <style:paragraph-properties fo:margin-left="0in" fo:margin-right="0in" fo:orphans="2" fo:widows="2" fo:text-indent="0in" style:auto-text-indent="false"/>
      <style:text-properties style:font-name="Liberation Serif" fo:font-size="12pt" officeooo:paragraph-rsid="003103b5" style:font-size-asian="12pt" style:font-size-complex="12pt"/>
    </style:style>
    <style:style style:name="P8"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9"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10"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13"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4"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P15"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29ad7f" style:font-size-asian="12pt"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8"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ad0f4" officeooo:paragraph-rsid="001ad0f4" style:font-size-asian="12pt" style:font-size-complex="12pt"/>
    </style:style>
    <style:style style:name="P19"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1711f" officeooo:paragraph-rsid="00042ec0" style:font-size-asian="12pt" style:font-size-complex="12pt"/>
    </style:style>
    <style:style style:name="P20" style:family="paragraph" style:parent-style-name="Standard">
      <style:text-properties fo:color="#0000ff"/>
    </style:style>
    <style:style style:name="P21"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3616e4" style:font-size-asian="12pt" style:font-size-complex="12pt"/>
    </style:style>
    <style:style style:name="P22"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23"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398c80" officeooo:paragraph-rsid="00398c80"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ad0f4"/>
    </style:style>
    <style:style style:name="T10" style:family="text">
      <style:text-properties fo:font-variant="normal" fo:text-transform="none" fo:color="#0000ff" fo:letter-spacing="normal" fo:font-style="normal" fo:font-weight="normal" officeooo:rsid="002f2ecc"/>
    </style:style>
    <style:style style:name="T11" style:family="text">
      <style:text-properties fo:font-variant="normal" fo:text-transform="none" fo:color="#0000ff" fo:letter-spacing="normal" fo:font-style="normal" fo:font-weight="normal" officeooo:rsid="003207d3"/>
    </style:style>
    <style:style style:name="T12" style:family="text">
      <style:text-properties fo:color="#0000ff" officeooo:rsid="000d4c1f"/>
    </style:style>
    <style:style style:name="T13" style:family="text">
      <style:text-properties fo:color="#0000ff" officeooo:rsid="001091a2"/>
    </style:style>
    <style:style style:name="T14" style:family="text">
      <style:text-properties officeooo:rsid="00050d4a"/>
    </style:style>
    <style:style style:name="T15" style:family="text">
      <style:text-properties officeooo:rsid="0009bd42"/>
    </style:style>
    <style:style style:name="T16" style:family="text">
      <style:text-properties officeooo:rsid="001091a2"/>
    </style:style>
    <style:style style:name="T17" style:family="text">
      <style:text-properties officeooo:rsid="00042ec0"/>
    </style:style>
    <style:style style:name="T18" style:family="text">
      <style:text-properties officeooo:rsid="002813d3"/>
    </style:style>
    <style:style style:name="T19" style:family="text">
      <style:text-properties officeooo:rsid="002f2ecc"/>
    </style:style>
    <style:style style:name="T20" style:family="text">
      <style:text-properties officeooo:rsid="003616e4"/>
    </style:style>
    <style:style style:name="T21" style:family="text">
      <style:text-properties officeooo:rsid="00398c80"/>
    </style:style>
    <style:style style:name="T22" style:family="text">
      <style:text-properties officeooo:rsid="003b18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15"/>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15"/>
      <text:p text:style-name="P8"><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8"/>
      <text:p text:style-name="P20">We have added a new section to the introduction (Multiple Presentations &amp; Concrete vs. Abstract), where we discuss these issues, and hopefully provide a clearer motivation for our study and the novelty of our results.</text:p>
      <text:p text:style-name="P4"><text:span text:style-name="T3">TODO “</text:span><text:span text:style-name="T9">[more] explicitly discuss this so as to help readers better appreciate [our] study?” </text:span></text:p>
      <text:p text:style-name="P4"><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3">These were helpful resources, we have added some reference to this literature, and increased our discussion of the importance of relationships between concepts to understanding. </text:p>
      <text:p text:style-name="P9"/>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9"/>
      <text:p text:style-name="P14">We have added reference to this literature and some discussion to clarify our perspective on why these aspects are important. <text:span text:style-name="T17">TODO: </text:span>B&amp;L</text:p>
      <text:p text:style-name="P9"/>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9"><text:soft-page-break/>The hybrid presentation subjects received <text:span text:style-name="T14">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9"/>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10">This idea was inspired by the results from De Bock et al. which showed that subjects were making different inferences about higher level rul<text:span text:style-name="T15">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9"/>
      <text:p text:style-name="P15">(3) Statistics tests - Provide citations for some statistics tests or terms and provide some justification as to why they are appropriate for your study (e.g., "naïve Bayes classifiers")</text:p>
      <text:p text:style-name="P15"/>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15"/>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9">TODO</text:p>
      <text:p text:style-name="P21">-<text:span text:style-name="T20">Added Concrete vs. Abstract section to the discussion where we connect back to Belenky &amp; Schalk (2014), and </text:span></text:p>
      <text:p text:style-name="P21"><text:span text:style-name="T16">-added reference to concepts literature in formalization section</text:span></text:p>
      <text:p text:style-name="P9"/>
      <text:p text:style-name="P15">(2) The authors should be careful with their discussions - it seems that some are not based on their findings. For instance, on p.28, the authors claim, "It is important to clarify that to be beneficial, a <text:soft-page-break/>hybrid presentation must be constructed from distinct presentations with distinct advantages." It seems that their findings do not necessarily lead to this conclusion.</text:p>
      <text:p text:style-name="P1"/>
      <text:p text:style-name="P11">We have clarified that this claim is a hypothetical suggestion based on our interpretation of our results and Kaminski’s, rather than a direct result of our experiment.</text:p>
      <text:p text:style-name="P9"/>
      <text:p text:style-name="P15">(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19"/>
      <text:p text:style-name="P5"><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p>
      <text:p text:style-name="P3"><text:span text:style-name="T12">-th</text:span><text:span text:style-name="T13">e suggested example is</text:span><text:span text:style-name="T12"> more clear, we have updated it.</text:span></text:p>
      <text:p text:style-name="P12">-<text:span text:style-name="T18">This is a vestige of an earlier draft of the paper, we have replaced it with a description that more accurately reflects the current argument.</text:span></text:p>
      <text:p text:style-name="P12">-<text:span text:style-name="T19">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p>
      <text:p text:style-name="P3"><text:span text:style-name="T12">-</text:span><text:span text:style-name="T13">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text:span><text:soft-page-break/><text:span text:style-name="T1">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soft-pag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15"/>
      <text:p text:style-name="P6"><text:span text:style-name="T3">TODO</text:span><text:line-break/><text:line-break/><text:span text:style-name="T1">Minor Comments</text:span><text:line-break/><text:span text:style-name="T1">There were too many graphs. They could be cut down to a critical number of core findings of at most 4 or 5 figures.</text:span></text:p>
      <text:p text:style-name="P16"/>
      <text:p text:style-name="P7"><text:span text:style-name="T11">As above: </text:span><text:span text:style-name="T10">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soft-pag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9">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17"/>
      <text:p text:style-name="P22">TODO?</text:p>
      <text:p text:style-name="P23">We have added a Limitations &amp; Future Directions section to the <text:span text:style-name="T22">end of the</text:span> discussion to address th<text:span text:style-name="T22">ese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3-21T16:15:32.983623799</dc:date>
    <meta:editing-duration>PT3H2M31S</meta:editing-duration>
    <meta:editing-cycles>23</meta:editing-cycles>
    <meta:document-statistic meta:table-count="0" meta:image-count="0" meta:object-count="0" meta:page-count="7" meta:paragraph-count="33" meta:word-count="3441" meta:character-count="22240" meta:non-whitespace-character-count="18783"/>
  </office:meta>
</office:document-meta>
</file>